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3466*"/>
    </style:style>
    <style:style style:name="Table1.B" style:family="table-column">
      <style:table-column-properties style:rel-column-width="13466*"/>
    </style:style>
    <style:style style:name="Table1.C" style:family="table-column">
      <style:table-column-properties style:rel-column-width="17954*"/>
    </style:style>
    <style:style style:name="Table1.D" style:family="table-column">
      <style:table-column-properties style:rel-column-width="20648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3466*"/>
    </style:style>
    <style:style style:name="Table2.B" style:family="table-column">
      <style:table-column-properties style:rel-column-width="13466*"/>
    </style:style>
    <style:style style:name="Table2.C" style:family="table-column">
      <style:table-column-properties style:rel-column-width="17954*"/>
    </style:style>
    <style:style style:name="Table2.D" style:family="table-column">
      <style:table-column-properties style:rel-column-width="20648*"/>
    </style:style>
  </office:automatic-styles>
  <office:body>
    <office:text>
      <text:p text:style-name="Title">Practice Final (with solutions)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final exam will be a closed-book paper exam without a calculator. Exam questions will be similar in type to those found here, but fewer in number. While this practice exam is a good study guide, we highly recommend being familiar with <text:span text:style-name="T1">all the material</text:span> (including but not limited to your previous exams, labs, projects, quizzes and homework) as well.</text:p>
      <text:h text:style-name="Heading_20_1" text:outline-level="1"><text:bookmark-start text:name="problem-0-warm-up"/>Problem 0 (Warm-up)<text:bookmark-end text:name="problem-0-warm-up"/></text:h>
      <text:list text:style-name="L1">
        <text:list-item>
          <text:p text:style-name="P1">What is the escape sequence for a new line?</text:p>
          <text:p text:style-name="P1">Solution</text:p>
          <text:p text:style-name="P1"><text:span text:style-name="Source_Text"><text:span text:style-name="NormalTok">\n</text:span></text:span></text:p>
        </text:list-item>
        <text:list-item>
          <text:p text:style-name="P1">What type is the result of <text:span text:style-name="Source_Text"><text:span text:style-name="DecValTok">8</text:span><text:span text:style-name="NormalTok"><text:s text:c="1"/></text:span><text:span text:style-name="OperatorTok">*</text:span><text:span text:style-name="NormalTok"><text:s text:c="1"/></text:span><text:span text:style-name="DecValTok">12</text:span><text:span text:style-name="NormalTok">M</text:span></text:span>?</text:p>
          <text:p text:style-name="P1">Solution</text:p>
          <text:p text:style-name="P1"><text:span text:style-name="Source_Text"><text:span text:style-name="DataTypeTok">decimal</text:span></text:span></text:p>
        </text:list-item>
        <text:list-item>
          <text:p text:style-name="P1">What is the return type of a constructor?</text:p>
          <text:p text:style-name="P1">Solution</text:p>
          <text:p text:style-name="P1">There isn’t one.</text:p>
        </text:list-item>
        <text:list-item>
          <text:p text:style-name="P1">What operator would you use to see if int a and int b are equal?</text:p>
          <text:p text:style-name="P1">Solution</text:p>
          <text:p text:style-name="P1"><text:span text:style-name="Source_Text"><text:span text:style-name="OperatorTok">==</text:span></text:span></text:p>
        </text:list-item>
        <text:list-item>
          <text:p text:style-name="P1">List 4 datatypes.</text:p>
          <text:p text:style-name="P1">Solution</text:p>
          <text:p text:style-name="P1"><text:span text:style-name="Source_Text"><text:span text:style-name="DataTypeTok">string</text:span></text:span>, <text:span text:style-name="Source_Text"><text:span text:style-name="DataTypeTok">int</text:span></text:span>, <text:span text:style-name="Source_Text"><text:span text:style-name="DataTypeTok">byte</text:span></text:span>, <text:span text:style-name="Source_Text"><text:span text:style-name="DataTypeTok">decimal</text:span></text:span>, <text:span text:style-name="Source_Text"><text:span text:style-name="DataTypeTok">double</text:span></text:span>, <text:span text:style-name="Source_Text"><text:span text:style-name="DataTypeTok">float</text:span></text:span>, <text:span text:style-name="Source_Text"><text:span text:style-name="DataTypeTok">char</text:span></text:span>, <text:span text:style-name="Source_Text"><text:span text:style-name="DataTypeTok">bool</text:span></text:span>, <text:span text:style-name="Source_Text"><text:span text:style-name="DataTypeTok">long</text:span></text:span>, any user-defined type (class), etc.</text:p>
        </text:list-item>
        <text:list-item>
          <text:p text:style-name="P1">List 4 reserved words (keywords).</text:p>
          <text:p text:style-name="P1">Solution</text:p>
          <text:p text:style-name="P1"><text:span text:style-name="Source_Text"><text:span text:style-name="KeywordTok">new</text:span></text:span>, <text:span text:style-name="Source_Text"><text:span text:style-name="KeywordTok">static</text:span></text:span>, <text:span text:style-name="Source_Text"><text:span text:style-name="KeywordTok">if</text:span></text:span>, <text:span text:style-name="Source_Text"><text:span text:style-name="KeywordTok">else</text:span></text:span>, <text:span text:style-name="Source_Text"><text:span text:style-name="KeywordTok">switch</text:span></text:span>, <text:span text:style-name="Source_Text"><text:span text:style-name="KeywordTok">break</text:span></text:span>, any datatype (other than user-defined), etc. Anything that was dark green on any of the slides.</text:p>
        </text:list-item>
        <text:list-item>
          <text:p text:style-name="P1">What is the difference between a variable and a constant?</text:p>
          <text:p text:style-name="P1">Solution</text:p>
          <text:p text:style-name="P1">variables can have their values changed while constants are set exactly once.</text:p>
        </text:list-item>
        <text:list-item>
          <text:p text:style-name="P1">Write a statement that declares a constant of type int named <text:span text:style-name="Source_Text"><text:span text:style-name="NormalTok">DaysInWeek</text:span></text:span> and sets its value to 7.</text:p>
          <text:p text:style-name="P1">Solution</text:p>
          <text:p text:style-name="P1"><text:span text:style-name="Source_Text"><text:span text:style-name="DataTypeTok">const</text:span><text:span text:style-name="NormalTok"><text:s text:c="1"/></text:span><text:span text:style-name="DataTypeTok">int</text:span><text:span text:style-name="NormalTok"><text:s text:c="1"/>DaysInWeek </text:span><text:span text:style-name="OperatorTok">=</text:span><text:span text:style-name="DecValTok">7</text:span><text:span text:style-name="OperatorTok">;</text:span></text:span></text:p>
        </text:list-item>
        <text:list-item>
          <text:p text:style-name="P1">In an exam class, if I want to keep track of the total number of exams should the attribute be static or non-static?</text:p>
          <text:p text:style-name="P1">Solution</text:p>
          <text:p text:style-name="P1">static</text:p>
        </text:list-item>
        <text:list-item>
          <text:p text:style-name="P1">What operator is used to find out the remainder from division?</text:p>
          <text:p text:style-name="P1">Solution</text:p>
          <text:p text:style-name="P1">modulo (<text:span text:style-name="Source_Text"><text:span text:style-name="OperatorTok">%</text:span></text:span>)</text:p>
        </text:list-item>
        <text:list-item>
          <text:p text:style-name="P1">Write a condition that evaluates to true if an int length is between 4 and 16, both inclusive.</text:p>
          <text:p text:style-name="P1">Solution</text:p>
          <text:p text:style-name="P1"><text:span text:style-name="Source_Text"><text:span text:style-name="OperatorTok">(</text:span><text:span text:style-name="NormalTok">length</text:span><text:span text:style-name="OperatorTok">&gt;=</text:span><text:span text:style-name="DecValTok">4</text:span><text:span text:style-name="NormalTok"><text:s text:c="1"/></text:span><text:span text:style-name="OperatorTok">&amp;&amp;</text:span><text:span text:style-name="NormalTok"><text:s text:c="1"/>length</text:span><text:span text:style-name="OperatorTok">&lt;=</text:span><text:span text:style-name="DecValTok">16</text:span><text:span text:style-name="OperatorTok">)</text:span></text:span></text:p>
        </text:list-item>
        <text:list-item>
          <text:p text:style-name="P1">How many times would a for loop with this header run? <text:span text:style-name="Source_Text">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5</text:span><text:span text:style-name="OperatorTok">;</text:span><text:span text:style-name="NormalTok">i</text:span><text:span text:style-name="OperatorTok">&lt;</text:span><text:span text:style-name="DecValTok">12</text:span><text:span text:style-name="OperatorTok">;</text:span><text:span text:style-name="NormalTok"><text:s text:c="1"/>i</text:span><text:span text:style-name="OperatorTok">++)</text:span></text:span></text:p>
          <text:p text:style-name="P1">Solution</text:p>
          <text:p text:style-name="P1">7 times.</text:p>
        </text:list-item>
        <text:list-item>
          <text:p text:style-name="P1">Write a statement or statements that creates an int array of size 50 with each index containing that index as its value. (i.e. 0 at <text:span text:style-name="Source_Text"><text:span text:style-name="OperatorTok">[</text:span><text:span text:style-name="DecValTok">0</text:span><text:span text:style-name="OperatorTok">]</text:span></text:span>, 13 at <text:span text:style-name="Source_Text"><text:span text:style-name="OperatorTok">[</text:span><text:span text:style-name="DecValTok">13</text:span><text:span text:style-name="OperatorTok">]</text:span></text:span>, 49 at <text:span text:style-name="Source_Text"><text:span text:style-name="OperatorTok">[</text:span><text:span text:style-name="DecValTok">49</text:span><text:span text:style-name="OperatorTok">]</text:span></text:span>, etc.).</text:p>
          <text:p text:style-name="P1">Solution</text:p>
          <text:p text:style-name="Preformatted_20_Text">
<text:span text:style-name="DataTypeTok">int</text:span><text:span text:style-name="OperatorTok">[]</text:span><text:span text:style-name="NormalTok"><text:s text:c="1"/>numbers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0</text:span><text:span text:style-name="OperatorTok">];</text:span>
</text:p>
          <text:p text:style-name="Preformatted_20_Text">
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numbers</text:span><text:span text:style-name="OperatorTok">.</text:span><text:span text:style-name="FunctionTok">Length</text:span><text:span text:style-name="OperatorTok">;</text:span><text:span text:style-name="NormalTok">i</text:span><text:span text:style-name="OperatorTok">++)</text:span>
</text:p>
          <text:p text:style-name="Preformatted_20_Text">
<text:span text:style-name="OperatorTok">{</text:span>
</text:p>
          <text:p text:style-name="Preformatted_20_Text">
<text:span text:style-name="NormalTok"><text:s text:c="2"/>numbers</text:span><text:span text:style-name="OperatorTok">[</text:span><text:span text:style-name="NormalTok">i</text:span><text:span text:style-name="OperatorTok">]=</text:span><text:span text:style-name="NormalTok">i</text:span><text:span text:style-name="OperatorTok">;</text:span><text:span text:style-name="NormalTok"><text:s text:c="1"/></text:span>
</text:p>
          <text:p text:style-name="Preformatted_20_Text">
<text:span text:style-name="OperatorTok">}</text:span>
</text:p>
        </text:list-item>
        <text:list-item>
          <text:p text:style-name="P1">Write a statement or statements to create a random number generator called <text:span text:style-name="Source_Text"><text:span text:style-name="NormalTok">examRand</text:span></text:span> and use it to generate a random number between 40 and 57 (inclusive).</text:p>
          <text:p text:style-name="P1">Solution</text:p>
          <text:p text:style-name="Preformatted_20_Text">
<text:span text:style-name="NormalTok">Random examRand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Random</text:span><text:span text:style-name="OperatorTok">();</text:span>
</text:p>
          <text:p text:style-name="Preformatted_20_Text">
<text:span text:style-name="NormalTok">examRand</text:span><text:span text:style-name="OperatorTok">.</text:span><text:span text:style-name="FunctionTok">Next</text:span><text:span text:style-name="OperatorTok">(</text:span><text:span text:style-name="DecValTok">40</text:span><text:span text:style-name="OperatorTok">,</text:span><text:span text:style-name="DecValTok">58</text:span><text:span text:style-name="OperatorTok">);</text:span>
</text:p>
        </text:list-item>
      </text:list>
      <text:h text:style-name="Heading_20_1" text:outline-level="1"><text:bookmark-start text:name="problem-1"/>Problem 1<text:bookmark-end text:name="problem-1"/></text:h>
      <text:p text:style-name="First_20_paragraph">Consider the code below:</text:p>
      <text:p text:style-name="Preformatted_20_Text">
<text:span text:style-name="KeywordTok">class</text:span><text:span text:style-name="NormalTok"><text:s text:c="1"/>VirtualPet</text:span><text:span text:style-name="OperatorTok">{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string</text:span><text:span text:style-name="NormalTok"><text:s text:c="1"/>name </text:span><text:span text:style-name="OperatorTok">=</text:span><text:span text:style-name="NormalTok"><text:s text:c="1"/></text:span><text:span text:style-name="StringTok">"Blank"</text:span><text:span text:style-name="OperatorTok">;</text:span><text:span text:style-name="NormalTok"><text:s text:c="10"/></text:span><text:span text:style-name="CommentTok">// Name of the pe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unger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7"/></text:span><text:span text:style-name="CommentTok">// Level of hunger, with 1 being full, in percen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appiness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4"/></text:span><text:span text:style-name="CommentTok">// Level of happiness, in percent</text:span>
</text:p>
      <text:p text:style-name="Preformatted_20_Text">
</text:p>
      <text:p text:style-name="Preformatted_20_Text">
<text:span text:style-name="NormalTok"><text:s text:c="4"/></text:span><text:span text:style-name="KeywordTok">public</text:span><text:span text:style-name="NormalTok"><text:s text:c="1"/></text:span><text:span text:style-name="DataTypeTok">void</text:span><text:span text:style-name="NormalTok"><text:s text:c="1"/></text:span><text:span text:style-name="FunctionTok">SetName</text:span><text:span text:style-name="OperatorTok">(</text:span><text:span text:style-name="DataTypeTok">string</text:span><text:span text:style-name="NormalTok"><text:s text:c="1"/>nameP</text:span><text:span text:style-name="OperatorTok">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name </text:span><text:span text:style-name="OperatorTok">=</text:span><text:span text:style-name="NormalTok"><text:s text:c="1"/>nameP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list text:style-name="L2">
        <text:list-item>
          <text:p text:style-name="P2">Write a statement to instantiate a <text:span text:style-name="Source_Text"><text:span text:style-name="NormalTok">VirtualPet</text:span></text:span> object called <text:span text:style-name="Source_Text"><text:span text:style-name="NormalTok">firstPet</text:span></text:span>.</text:p>
          <text:p text:style-name="P2">Solution</text:p>
          <text:p text:style-name="P2"><text:span text:style-name="Source_Text"><text:span text:style-name="NormalTok">VirtualPet firstPet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VirtualPet</text:span><text:span text:style-name="OperatorTok">();</text:span></text:span><text:line-break/>Review classes and objects if you cannot do this. It should be straightforward.</text:p>
        </text:list-item>
        <text:list-item>
          <text:p text:style-name="P2">Write a getter for the name attribute.</text:p>
          <text:p text:style-name="P2">Solution</text:p>
          <text:p text:style-name="P2">Review classes and objects if you cannot do this. It should be straightforward.</text:p>
        </text:list-item>
        <text:list-item>
          <text:p text:style-name="P2">Write a statement that would display to the screen the name of the <text:span text:style-name="Source_Text"><text:span text:style-name="NormalTok">firstPet</text:span></text:span> object you created previously. What would be displayed?</text:p>
          <text:p text:style-name="P2">Solution</text:p>
          <text:p text:style-name="P2">Make sure you call the <text:span text:style-name="Source_Text"><text:span text:style-name="NormalTok">GetName</text:span></text:span> method. It should return the default name from our <text:span text:style-name="Source_Text"><text:span text:style-name="NormalTok">VirtualPet</text:span></text:span> class (what is that?).</text:p>
        </text:list-item>
        <text:list-item>
          <text:p text:style-name="P2">Write a setter for the <text:span text:style-name="Source_Text"><text:span text:style-name="NormalTok">hungerLevel</text:span></text:span> attribute that takes one decimal. The argument should be assigned to the <text:span text:style-name="Source_Text"><text:span text:style-name="NormalTok">hungerLevel</text:span></text:span> attribute only if it is between 0 and 1 (both included), otherwise the attribute should get the value 0.</text:p>
          <text:p text:style-name="P2">Solution</text:p>
          <text:p text:style-name="Preformatted_20_Text">
<text:span text:style-name="NormalTok"><text:s text:c="4"/></text:span><text:span text:style-name="KeywordTok">public</text:span><text:span text:style-name="NormalTok"><text:s text:c="1"/></text:span><text:span text:style-name="DataTypeTok">void</text:span><text:span text:style-name="NormalTok"><text:s text:c="1"/></text:span><text:span text:style-name="FunctionTok">SetHunger</text:span><text:span text:style-name="OperatorTok">(</text:span><text:span text:style-name="DataTypeTok">decimal</text:span><text:span text:style-name="NormalTok"><text:s text:c="1"/>level</text:span><text:span text:style-name="OperatorTok">)</text:span>
</text:p>
          <text:p text:style-name="Preformatted_20_Text">
<text:span text:style-name="NormalTok"><text:s text:c="4"/></text:span><text:span text:style-name="OperatorTok">{</text:span>
</text:p>
          <text:p text:style-name="Preformatted_20_Text">
<text:span text:style-name="NormalTok"><text:s text:c="6"/>hungerLevel</text:span><text:span text:style-name="OperatorTok">=(</text:span><text:span text:style-name="NormalTok">level</text:span><text:span text:style-name="OperatorTok">&gt;=</text:span><text:span text:style-name="DecValTok">0</text:span><text:span text:style-name="NormalTok">m </text:span><text:span text:style-name="OperatorTok">&amp;&amp;</text:span><text:span text:style-name="NormalTok"><text:s text:c="1"/>level</text:span><text:span text:style-name="OperatorTok">&lt;=</text:span><text:span text:style-name="DecValTok">1</text:span><text:span text:style-name="NormalTok">m</text:span><text:span text:style-name="OperatorTok">)?</text:span><text:span text:style-name="NormalTok">level</text:span><text:span text:style-name="OperatorTok">:</text:span><text:span text:style-name="DecValTok">0</text:span><text:span text:style-name="NormalTok">m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2">Note that while we use the conditional operator here, you can replace that with an <text:span text:style-name="Source_Text"><text:span text:style-name="KeywordTok">if</text:span><text:span text:style-name="OperatorTok">-</text:span><text:span text:style-name="KeywordTok">else</text:span></text:span>.</text:p>
        </text:list-item>
        <text:list-item>
          <text:p text:style-name="P2">Draw the UML diagram for the <text:span text:style-name="Source_Text"><text:span text:style-name="NormalTok">VirtualPet</text:span></text:span> class, including the methods you just added.</text:p>
          <text:p text:style-name="P2">Solution</text:p>
          <text:p text:style-name="P3"><text:s text:c="1"/>|=====================================================|</text:p>
          <text:p text:style-name="P4"><text:s text:c="1"/>| <text:s text:c="19"/>**VirtualPet** <text:s text:c="18"/>|</text:p>
          <text:p text:style-name="P5"><text:s text:c="1"/>|-----------------------------------------------------|</text:p>
          <text:p text:style-name="P6"><text:s text:c="1"/>| - name : string <text:s text:c="36"/>|</text:p>
          <text:p text:style-name="P7"><text:s text:c="1"/>| - hungerLevel : decimal <text:s text:c="28"/>|</text:p>
          <text:p text:style-name="P8"><text:s text:c="1"/>| - happinessLevel : decimal <text:s text:c="25"/>|</text:p>
          <text:p text:style-name="P9"><text:s text:c="1"/>|-----------------------------------------------------|</text:p>
          <text:p text:style-name="P10"><text:s text:c="1"/>| + SetName(nameP : string) : <text:s text:c="24"/>|</text:p>
          <text:p text:style-name="P11"><text:s text:c="1"/>| + GetName() : string <text:s text:c="31"/>|</text:p>
          <text:p text:style-name="P12"><text:s text:c="1"/>| + SetHunger(level : decimal) <text:s text:c="23"/>|</text:p>
          <text:p text:style-name="P13"><text:s text:c="1"/>|=====================================================|</text:p>
        </text:list-item>
        <text:list-item>
          <text:p text:style-name="P2">Write a constructor that takes 3 arguments (<text:span text:style-name="Source_Text"><text:span text:style-name="DataTypeTok">string</text:span></text:span>, <text:span text:style-name="Source_Text"><text:span text:style-name="DataTypeTok">decimal</text:span></text:span>, <text:span text:style-name="Source_Text"><text:span text:style-name="DataTypeTok">decimal</text:span></text:span>) for the <text:span text:style-name="Source_Text"><text:span text:style-name="NormalTok">VirtualPet</text:span></text:span> class. Your constructor should be such that if one of the decimal arguments is not between 0 and 1 (both included), then 0 gets assigned to both decimal attributes.</text:p>
          <text:p text:style-name="P2">Solution</text:p>
          <text:p text:style-name="Preformatted_20_Text">
<text:span text:style-name="NormalTok"><text:s text:c="2"/></text:span><text:span text:style-name="KeywordTok">public</text:span><text:span text:style-name="NormalTok"><text:s text:c="1"/></text:span><text:span text:style-name="FunctionTok">VirtualPet</text:span><text:span text:style-name="OperatorTok">(</text:span><text:span text:style-name="DataTypeTok">string</text:span><text:span text:style-name="NormalTok"><text:s text:c="1"/>nameP</text:span><text:span text:style-name="OperatorTok">,</text:span><text:span text:style-name="NormalTok"><text:s text:c="1"/></text:span><text:span text:style-name="DataTypeTok">decimal</text:span><text:span text:style-name="NormalTok"><text:s text:c="1"/>hunger</text:span><text:span text:style-name="OperatorTok">,</text:span><text:span text:style-name="NormalTok"><text:s text:c="1"/></text:span><text:span text:style-name="DataTypeTok">decimal</text:span><text:span text:style-name="NormalTok"><text:s text:c="1"/>happy</text:span><text:span text:style-name="OperatorTok">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name </text:span><text:span text:style-name="OperatorTok">=</text:span><text:span text:style-name="NormalTok"><text:s text:c="1"/>nameP</text:span><text:span text:style-name="OperatorTok">;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hunger</text:span><text:span text:style-name="OperatorTok">&gt;=</text:span><text:span text:style-name="DecValTok">0</text:span><text:span text:style-name="NormalTok">m </text:span><text:span text:style-name="OperatorTok">&amp;&amp;</text:span><text:span text:style-name="NormalTok"><text:s text:c="1"/>hunger</text:span><text:span text:style-name="OperatorTok">&lt;=</text:span><text:span text:style-name="DecValTok">1</text:span><text:span text:style-name="NormalTok">m </text:span><text:span text:style-name="OperatorTok">&amp;&amp;</text:span><text:span text:style-name="NormalTok"><text:s text:c="1"/>happy</text:span><text:span text:style-name="OperatorTok">&gt;=</text:span><text:span text:style-name="DecValTok">0</text:span><text:span text:style-name="NormalTok">m </text:span><text:span text:style-name="OperatorTok">&amp;&amp;</text:span><text:span text:style-name="NormalTok"><text:s text:c="1"/>happy</text:span><text:span text:style-name="OperatorTok">&lt;=</text:span><text:span text:style-name="DecValTok">1</text:span><text:span text:style-name="NormalTok">m</text:span><text:span text:style-name="OperatorTok">){</text:span>
</text:p>
          <text:p text:style-name="Preformatted_20_Text">
<text:span text:style-name="NormalTok"><text:s text:c="6"/>hungerLevel</text:span><text:span text:style-name="OperatorTok">=</text:span><text:span text:style-name="NormalTok">hunger</text:span><text:span text:style-name="OperatorTok">;</text:span>
</text:p>
          <text:p text:style-name="Preformatted_20_Text">
<text:span text:style-name="NormalTok"><text:s text:c="6"/>happinessLevel</text:span><text:span text:style-name="OperatorTok">=</text:span><text:span text:style-name="NormalTok">happy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4"/></text:span><text:span text:style-name="KeywordTok">else</text:span><text:span text:style-name="OperatorTok">{</text:span>
</text:p>
          <text:p text:style-name="Preformatted_20_Text">
<text:span text:style-name="NormalTok"><text:s text:c="6"/>hungerLevel</text:span><text:span text:style-name="OperatorTok">=</text:span><text:span text:style-name="DecValTok">0</text:span><text:span text:style-name="NormalTok">m</text:span><text:span text:style-name="OperatorTok">;</text:span>
</text:p>
          <text:p text:style-name="Preformatted_20_Text">
<text:span text:style-name="NormalTok"><text:s text:c="6"/>happinessLevel</text:span><text:span text:style-name="OperatorTok">=</text:span><text:span text:style-name="DecValTok">0</text:span><text:span text:style-name="NormalTok">m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2">Your earlier statement that created the firstPet object will no longer compile after you add the constructor. Why is this the case?</text:p>
          <text:p text:style-name="P2">Solution</text:p>
          <text:p text:style-name="P2">Because the default constructor was replaced with the new constructor. Since you are providing your own constructor, C# doesn’t provide the default, no-args constructor anymore.</text:p>
        </text:list-item>
        <text:list-item>
          <text:p text:style-name="P2">Write a statement that would create a new <text:span text:style-name="Source_Text"><text:span text:style-name="NormalTok">VirtualPet</text:span></text:span> object called <text:span text:style-name="Source_Text"><text:span text:style-name="NormalTok">secondPet</text:span></text:span> using the constructor you just added (the argument values are up to you).</text:p>
          <text:p text:style-name="P2">Solution</text:p>
          <text:p text:style-name="P2">``` VirtualPet secondPet = new VirtualPet(“Rover”, 0.8m, 0.5m);</text:p>
        </text:list-item>
        <text:list-item>
          <text:p text:style-name="P2">Write a <text:span text:style-name="Source_Text"><text:span text:style-name="NormalTok">ToString</text:span></text:span> method for the <text:span text:style-name="Source_Text"><text:span text:style-name="NormalTok">VirtualPet</text:span></text:span> class. It should display the name, <text:span text:style-name="Source_Text"><text:span text:style-name="NormalTok">hungerLevel</text:span></text:span>, and <text:span text:style-name="Source_Text"><text:span text:style-name="NormalTok">happinessLevel</text:span></text:span>. (Bonus) Display <text:span text:style-name="Source_Text"><text:span text:style-name="NormalTok">hungerLevel</text:span></text:span> and <text:span text:style-name="Source_Text"><text:span text:style-name="NormalTok">happinessLevel</text:span></text:span> graphically: for instance, if <text:span text:style-name="Source_Text"><text:span text:style-name="NormalTok">hungerLevel</text:span></text:span> is at 4.5, display “Hunger: XXXX”. You may freely use symbols as if they were normal letters.</text:p>
          <text:p text:style-name="P2">Solution</text:p>
          <text:p text:style-name="Preformatted_20_Text">
<text:span text:style-name="NormalTok"><text:s text:c="2"/></text:span><text:span text:style-name="KeywordTok">public</text:span><text:span text:style-name="NormalTok"><text:s text:c="1"/></text:span><text:span text:style-name="KeywordTok">override</text:span><text:span text:style-name="NormalTok"><text:s text:c="1"/></text:span><text:span text:style-name="DataTypeTok">string</text:span><text:span text:style-name="NormalTok"><text:s text:c="1"/></text:span><text:span text:style-name="FunctionTok">ToString</text:span><text:span text:style-name="OperatorTok">(){</text:span>
</text:p>
          <text:p text:style-name="Preformatted_20_Text">
<text:span text:style-name="NormalTok"><text:s text:c="4"/></text:span><text:span text:style-name="DataTypeTok">string</text:span><text:span text:style-name="NormalTok"><text:s text:c="1"/>returnable</text:span><text:span text:style-name="OperatorTok">=</text:span><text:span text:style-name="NormalTok"><text:s text:c="1"/></text:span><text:span text:style-name="StringTok">"Name: "</text:span><text:span text:style-name="OperatorTok">+</text:span><text:span text:style-name="NormalTok">name</text:span><text:span text:style-name="OperatorTok">+</text:span><text:span text:style-name="NormalTok"><text:s text:c="1"/></text:span><text:span text:style-name="StringTok">", Hunger: "</text:span><text:span text:style-name="OperatorTok">;</text:span>
</text:p>
          <text:p text:style-name="Preformatted_20_Text">
<text:span text:style-name="NormalTok"><text:s text:c="4"/></text:span>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10</text:span><text:span text:style-name="OperatorTok">;</text:span><text:span text:style-name="NormalTok"><text:s text:c="1"/>i</text:span><text:span text:style-name="OperatorTok">&gt;</text:span><text:span text:style-name="DecValTok">0</text:span><text:span text:style-name="OperatorTok">;</text:span><text:span text:style-name="NormalTok"><text:s text:c="1"/>i</text:span><text:span text:style-name="OperatorTok">--){</text:span>
</text:p>
          <text:p text:style-name="Preformatted_20_Text">
<text:span text:style-name="NormalTok"><text:s text:c="6"/>returnable</text:span><text:span text:style-name="OperatorTok">+=(</text:span><text:span text:style-name="NormalTok">i</text:span><text:span text:style-name="OperatorTok">&gt;(</text:span><text:span text:style-name="NormalTok">hungerLevel10</text:span><text:span text:style-name="OperatorTok">))?</text:span><text:span text:style-name="NormalTok"><text:s text:c="1"/></text:span><text:span text:style-name="StringTok">""</text:span><text:span text:style-name="NormalTok"><text:s text:c="1"/></text:span><text:span text:style-name="OperatorTok">:</text:span><text:span text:style-name="NormalTok"><text:s text:c="1"/></text:span><text:span text:style-name="StringTok">"X"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4"/>returnable</text:span><text:span text:style-name="OperatorTok">+=</text:span><text:span text:style-name="NormalTok"><text:s text:c="1"/></text:span><text:span text:style-name="StringTok">", Happiness: "</text:span><text:span text:style-name="OperatorTok">;</text:span>
</text:p>
          <text:p text:style-name="Preformatted_20_Text">
<text:span text:style-name="NormalTok"><text:s text:c="4"/></text:span><text:span text:style-name="KeywordTok">for</text:span><text:span text:style-name="OperatorTok">(</text:span><text:span text:style-name="DataTypeTok">int</text:span><text:span text:style-name="NormalTok"><text:s text:c="1"/>j</text:span><text:span text:style-name="OperatorTok">=</text:span><text:span text:style-name="DecValTok">10</text:span><text:span text:style-name="OperatorTok">;</text:span><text:span text:style-name="NormalTok"><text:s text:c="1"/>j</text:span><text:span text:style-name="OperatorTok">&gt;</text:span><text:span text:style-name="DecValTok">0</text:span><text:span text:style-name="OperatorTok">;</text:span><text:span text:style-name="NormalTok"><text:s text:c="1"/>j</text:span><text:span text:style-name="OperatorTok">--){</text:span>
</text:p>
          <text:p text:style-name="Preformatted_20_Text">
<text:span text:style-name="NormalTok"><text:s text:c="6"/>returnable</text:span><text:span text:style-name="OperatorTok">+=(</text:span><text:span text:style-name="NormalTok">j</text:span><text:span text:style-name="OperatorTok">&gt;(</text:span><text:span text:style-name="NormalTok">happinessLevel10</text:span><text:span text:style-name="OperatorTok">))?</text:span><text:span text:style-name="NormalTok"><text:s text:c="1"/></text:span><text:span text:style-name="StringTok">""</text:span><text:span text:style-name="NormalTok"><text:s text:c="1"/></text:span><text:span text:style-name="OperatorTok">:</text:span><text:span text:style-name="NormalTok"><text:s text:c="1"/></text:span><text:span text:style-name="StringTok">"X"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4"/></text:span><text:span text:style-name="KeywordTok">return</text:span><text:span text:style-name="NormalTok"><text:s text:c="1"/>returnable</text:span><text:span text:style-name="OperatorTok">;</text:span>
</text:p>
          <text:p text:style-name="Preformatted_20_Text">
<text:span text:style-name="NormalTok"><text:s text:c="2"/></text:span><text:span text:style-name="OperatorTok">}</text:span>
</text:p>
          <text:p text:style-name="P2">Note that while we use the conditional operator here, you can replace that with an <text:span text:style-name="Source_Text"><text:span text:style-name="KeywordTok">if</text:span><text:span text:style-name="OperatorTok">-</text:span><text:span text:style-name="KeywordTok">else</text:span></text:span>.</text:p>
        </text:list-item>
        <text:list-item>
          <text:p text:style-name="P2">Write a statement that would use the <text:span text:style-name="Source_Text"><text:span text:style-name="NormalTok">ToString</text:span></text:span> method from the <text:span text:style-name="Source_Text"><text:span text:style-name="NormalTok">VirtualPet</text:span></text:span> class you just added to display information about the <text:span text:style-name="Source_Text"><text:span text:style-name="NormalTok">secondPet</text:span></text:span> object.</text:p>
          <text:p text:style-name="P2">Solution</text:p>
          <text:p text:style-name="P2">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secondPet</text:span><text:span text:style-name="OperatorTok">);</text:span></text:span><text:line-break/>This statement will <text:span text:style-name="T1">implicitely</text:span> calls the <text:span text:style-name="Source_Text"><text:span text:style-name="NormalTok">ToString</text:span></text:span> method. It is actually equivalent to 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secondPet</text:span><text:span text:style-name="OperatorTok">.</text:span><text:span text:style-name="FunctionTok">ToString</text:span><text:span text:style-name="OperatorTok">());</text:span></text:span>.</text:p>
        </text:list-item>
      </text:list>
      <text:h text:style-name="Heading_20_1" text:outline-level="1"><text:bookmark-start text:name="problem-2"/>Problem 2<text:bookmark-end text:name="problem-2"/></text:h>
      <text:p text:style-name="First_20_paragraph">This question will have you partially design, implement and use class to represent hamburgers. A Burger has a name, a price, a Boolean for dairy, and a type (typically beef, pork, chicken, veggie).</text:p>
      <text:list text:style-name="L3">
        <text:list-item>
          <text:p text:style-name="P14">Draw the UML diagram for the Burger class, assuming it contains the listed attributes, a getter for the name attribute and a setter for the price attribute. Do not include any other methods.</text:p>
          <text:p text:style-name="P14">Solution</text:p>
          <text:p text:style-name="P14">Assume name is string, price is decimal, and type is string. Otherwise look at the UML from question 1 for an example.</text:p>
        </text:list-item>
        <text:list-item>
          <text:p text:style-name="P14">Write a getter for the name attribute.</text:p>
          <text:p text:style-name="P14">Solution</text:p>
          <text:p text:style-name="P14">Review classes and objects if you cannot do this. It should be straightforward.</text:p>
        </text:list-item>
        <text:list-item>
          <text:p text:style-name="P14">Write a setter for the price attribute.</text:p>
          <text:p text:style-name="P14">Solution</text:p>
          <text:p text:style-name="P14">Review classes and objects if you cannot do this. It should be straightforward.</text:p>
        </text:list-item>
        <text:list-item>
          <text:p text:style-name="P14">Write a constructor that takes 4 arguments and sets the value of the attributes to be the value of the arguments.</text:p>
          <text:p text:style-name="P14">Solution</text:p>
          <text:p text:style-name="P14"><text:span text:style-name="Source_Text"><text:span text:style-name="KeywordTok">public</text:span><text:span text:style-name="NormalTok"><text:s text:c="1"/></text:span><text:span text:style-name="FunctionTok">Burger</text:span><text:span text:style-name="OperatorTok">(</text:span><text:span text:style-name="DataTypeTok">string</text:span><text:span text:style-name="NormalTok"><text:s text:c="1"/>nameP</text:span><text:span text:style-name="OperatorTok">,</text:span><text:span text:style-name="NormalTok"><text:s text:c="1"/></text:span><text:span text:style-name="DataTypeTok">decimal</text:span><text:span text:style-name="NormalTok"><text:s text:c="1"/>priceP</text:span><text:span text:style-name="OperatorTok">,</text:span><text:span text:style-name="NormalTok"><text:s text:c="1"/></text:span><text:span text:style-name="DataTypeTok">bool</text:span><text:span text:style-name="NormalTok"><text:s text:c="1"/>dairyP</text:span><text:span text:style-name="OperatorTok">;</text:span><text:span text:style-name="NormalTok"><text:s text:c="1"/></text:span><text:span text:style-name="DataTypeTok">string</text:span><text:span text:style-name="NormalTok"><text:s text:c="1"/>typeP</text:span><text:span text:style-name="OperatorTok">)</text:span><text:span text:style-name="NormalTok"><text:s text:c="5"/></text:span><text:span text:style-name="OperatorTok">{</text:span><text:span text:style-name="NormalTok"><text:s text:c="7"/>name</text:span><text:span text:style-name="OperatorTok">=</text:span><text:span text:style-name="NormalTok">nameP</text:span><text:span text:style-name="OperatorTok">;</text:span><text:span text:style-name="NormalTok"><text:s text:c="7"/>price</text:span><text:span text:style-name="OperatorTok">=</text:span><text:span text:style-name="NormalTok">priceP</text:span><text:span text:style-name="OperatorTok">;</text:span><text:span text:style-name="NormalTok"><text:s text:c="7"/>dairy</text:span><text:span text:style-name="OperatorTok">=</text:span><text:span text:style-name="NormalTok">dairyP</text:span><text:span text:style-name="OperatorTok">;</text:span><text:span text:style-name="NormalTok"><text:s text:c="7"/>type</text:span><text:span text:style-name="OperatorTok">=</text:span><text:span text:style-name="NormalTok">typeP</text:span><text:span text:style-name="OperatorTok">;</text:span><text:span text:style-name="NormalTok"><text:s text:c="5"/></text:span><text:span text:style-name="OperatorTok">}</text:span></text:span></text:p>
        </text:list-item>
        <text:list-item>
          <text:p text:style-name="P14">Write an additional constructor that takes a name, a dairy, and a type. The price should then be set according to the following table. If the value for type is not in the table, price should be set to -99.99.</text:p>
          <text:p text:style-name="P14">Solution</text:p>
          <text:p text:style-name="P14"><text:span text:style-name="Source_Text"><text:span text:style-name="KeywordTok">public</text:span><text:span text:style-name="NormalTok"><text:s text:c="1"/></text:span><text:span text:style-name="FunctionTok">Burger</text:span><text:span text:style-name="OperatorTok">(</text:span><text:span text:style-name="DataTypeTok">string</text:span><text:span text:style-name="NormalTok"><text:s text:c="1"/>nameP</text:span><text:span text:style-name="OperatorTok">,</text:span><text:span text:style-name="NormalTok"><text:s text:c="1"/></text:span><text:span text:style-name="DataTypeTok">bool</text:span><text:span text:style-name="NormalTok"><text:s text:c="1"/>dairyP</text:span><text:span text:style-name="OperatorTok">;</text:span><text:span text:style-name="NormalTok"><text:s text:c="1"/></text:span><text:span text:style-name="DataTypeTok">string</text:span><text:span text:style-name="NormalTok"><text:s text:c="1"/>typeP</text:span><text:span text:style-name="OperatorTok">)</text:span><text:span text:style-name="NormalTok"><text:s text:c="3"/></text:span><text:span text:style-name="OperatorTok">{</text:span><text:span text:style-name="NormalTok"><text:s text:c="5"/>name</text:span><text:span text:style-name="OperatorTok">=</text:span><text:span text:style-name="NormalTok">nameP</text:span><text:span text:style-name="OperatorTok">;</text:span><text:span text:style-name="NormalTok"><text:s text:c="5"/>dairy</text:span><text:span text:style-name="OperatorTok">=</text:span><text:span text:style-name="NormalTok">dairyP</text:span><text:span text:style-name="OperatorTok">;</text:span><text:span text:style-name="NormalTok"><text:s text:c="5"/>type</text:span><text:span text:style-name="OperatorTok">=</text:span><text:span text:style-name="NormalTok">typeP</text:span><text:span text:style-name="OperatorTok">;</text:span><text:span text:style-name="NormalTok"><text:s text:c="5"/></text:span><text:span text:style-name="KeywordTok">if</text:span><text:span text:style-name="OperatorTok">(</text:span><text:span text:style-name="NormalTok">dairy</text:span><text:span text:style-name="OperatorTok">)</text:span><text:span text:style-name="NormalTok"><text:s text:c="5"/></text:span><text:span text:style-name="OperatorTok">{</text:span><text:span text:style-name="NormalTok"><text:s text:c="7"/></text:span><text:span text:style-name="KeywordTok">switch</text:span><text:span text:style-name="OperatorTok">(</text:span><text:span text:style-name="NormalTok">type</text:span><text:span text:style-name="OperatorTok">){</text:span><text:span text:style-name="NormalTok"><text:s text:c="9"/></text:span><text:span text:style-name="KeywordTok">case</text:span><text:span text:style-name="NormalTok"><text:s text:c="1"/></text:span><text:span text:style-name="StringTok">"beef"</text:span><text:span text:style-name="OperatorTok">:</text:span><text:span text:style-name="NormalTok"><text:s text:c="11"/>price</text:span><text:span text:style-name="OperatorTok">=</text:span><text:span text:style-name="FloatTok">1.9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pork"</text:span><text:span text:style-name="OperatorTok">:</text:span><text:span text:style-name="NormalTok"><text:s text:c="11"/>price</text:span><text:span text:style-name="OperatorTok">=</text:span><text:span text:style-name="FloatTok">2.1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chicken"</text:span><text:span text:style-name="OperatorTok">:</text:span><text:span text:style-name="NormalTok"><text:s text:c="11"/>price</text:span><text:span text:style-name="OperatorTok">=</text:span><text:span text:style-name="FloatTok">1.85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veggie"</text:span><text:span text:style-name="OperatorTok">:</text:span><text:span text:style-name="NormalTok"><text:s text:c="11"/>price</text:span><text:span text:style-name="OperatorTok">=</text:span><text:span text:style-name="FloatTok">2.25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default</text:span><text:span text:style-name="OperatorTok">:</text:span><text:span text:style-name="NormalTok"><text:s text:c="11"/>price</text:span><text:span text:style-name="OperatorTok">=</text:span><text:span text:style-name="FloatTok">99.9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7"/></text:span><text:span text:style-name="OperatorTok">}</text:span><text:span text:style-name="NormalTok"><text:s text:c="5"/></text:span><text:span text:style-name="OperatorTok">}</text:span><text:span text:style-name="NormalTok"><text:s text:c="5"/></text:span><text:span text:style-name="KeywordTok">else</text:span><text:span text:style-name="NormalTok"><text:s text:c="5"/></text:span><text:span text:style-name="OperatorTok">{</text:span><text:span text:style-name="NormalTok"><text:s text:c="9"/></text:span><text:span text:style-name="KeywordTok">switch</text:span><text:span text:style-name="OperatorTok">(</text:span><text:span text:style-name="NormalTok">type</text:span><text:span text:style-name="OperatorTok">){</text:span><text:span text:style-name="NormalTok"><text:s text:c="9"/></text:span><text:span text:style-name="KeywordTok">case</text:span><text:span text:style-name="NormalTok"><text:s text:c="1"/></text:span><text:span text:style-name="StringTok">"beef"</text:span><text:span text:style-name="OperatorTok">:</text:span><text:span text:style-name="NormalTok"><text:s text:c="11"/>price</text:span><text:span text:style-name="OperatorTok">=</text:span><text:span text:style-name="FloatTok">1.7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pork"</text:span><text:span text:style-name="OperatorTok">:</text:span><text:span text:style-name="NormalTok"><text:s text:c="11"/>price</text:span><text:span text:style-name="OperatorTok">=</text:span><text:span text:style-name="DecValTok">2</text:span><text:span text:style-name="NormalTok">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chicken"</text:span><text:span text:style-name="OperatorTok">:</text:span><text:span text:style-name="NormalTok"><text:s text:c="11"/>price</text:span><text:span text:style-name="OperatorTok">=</text:span><text:span text:style-name="FloatTok">1.6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veggie"</text:span><text:span text:style-name="OperatorTok">:</text:span><text:span text:style-name="NormalTok"><text:s text:c="11"/>price</text:span><text:span text:style-name="OperatorTok">=</text:span><text:span text:style-name="FloatTok">2.1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default</text:span><text:span text:style-name="OperatorTok">:</text:span><text:span text:style-name="NormalTok"><text:s text:c="11"/>price</text:span><text:span text:style-name="OperatorTok">=</text:span><text:span text:style-name="FloatTok">99.9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7"/></text:span><text:span text:style-name="OperatorTok">}</text:span><text:span text:style-name="NormalTok"><text:s text:c="5"/></text:span><text:span text:style-name="OperatorTok">}</text:span><text:span text:style-name="NormalTok"><text:s text:c="3"/></text:span><text:span text:style-name="OperatorTok">}</text:span></text:span></text:p>
        </text:list-item>
        <text:list-item>
          <text:p text:style-name="P14">Write a static method Promotion that takes as an argument a price and returns a value 75% of the argument.</text:p>
          <text:p text:style-name="P14">Solution</text:p>
          <text:p text:style-name="Preformatted_20_Text">
<text:span text:style-name="NormalTok"><text:s text:c="2"/></text:span><text:span text:style-name="KeywordTok">public</text:span><text:span text:style-name="NormalTok"><text:s text:c="1"/></text:span><text:span text:style-name="KeywordTok">static</text:span><text:span text:style-name="NormalTok"><text:s text:c="1"/></text:span><text:span text:style-name="DataTypeTok">decimal</text:span><text:span text:style-name="NormalTok"><text:s text:c="1"/></text:span><text:span text:style-name="FunctionTok">Promotion</text:span><text:span text:style-name="NormalTok"><text:s text:c="1"/></text:span><text:span text:style-name="OperatorTok">(</text:span><text:span text:style-name="DataTypeTok">decimal</text:span><text:span text:style-name="NormalTok"><text:s text:c="1"/>value</text:span><text:span text:style-name="OperatorTok">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</text:span><text:span text:style-name="KeywordTok">return</text:span><text:span text:style-name="OperatorTok">(</text:span><text:span text:style-name="NormalTok">value0</text:span><text:span text:style-name="FloatTok">.75m</text:span><text:span text:style-name="OperatorTok">);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14">Write a <text:span text:style-name="Source_Text"><text:span text:style-name="NormalTok">ToString</text:span></text:span> method. The string returned should contain the values of all attributes.</text:p>
          <text:p text:style-name="P14">Solution</text:p>
          <text:p text:style-name="P14">Easier version of <text:span text:style-name="Source_Text"><text:span text:style-name="NormalTok">ToString</text:span></text:span> from Problem 1. Remember to use keyword override.</text:p>
        </text:list-item>
        <text:list-item>
          <text:p text:style-name="P14">Write a statement/statements that:</text:p>
        </text:list-item>
      </text:list>
      <text:list text:style-name="L4">
        <text:list-item>
          <text:p text:style-name="P15">Displays the result of passing 12.84 to Promotion.</text:p>
        </text:list-item>
        <text:list-item>
          <text:p text:style-name="P15">Instantiates a Burger object named OldBeefy with the values “Old Beefy”, 1.99, true, and “beef”.</text:p>
        </text:list-item>
        <text:list-item>
          <text:p text:style-name="P15">Changes the price of OldBeefy to 2.29.</text:p>
        </text:list-item>
        <text:list-item>
          <text:p text:style-name="P15">Displays the name (and only the name) of OldBeefy.</text:p>
        </text:list-item>
        <text:list-item>
          <text:p text:style-name="P15">Store the value returned by calling the ToString method with OldBeefy in a variable.</text:p>
          <text:p text:style-name="P15">Solution</text:p>
          <text:p text:style-name="Preformatted_20_Text">
<text:span text:style-name="CommentTok">// Displays the result of passing 12.84 to Promotion.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Burger</text:span><text:span text:style-name="OperatorTok">.</text:span><text:span text:style-name="FunctionTok">Promotion</text:span><text:span text:style-name="NormalTok"><text:s text:c="1"/></text:span><text:span text:style-name="OperatorTok">(</text:span><text:span text:style-name="FloatTok">12.84m</text:span><text:span text:style-name="OperatorTok">));</text:span>
</text:p>
          <text:p text:style-name="Preformatted_20_Text">
<text:span text:style-name="CommentTok">// The answer is 9.63m</text:span>
</text:p>
          <text:p text:style-name="Preformatted_20_Text">
</text:p>
          <text:p text:style-name="Preformatted_20_Text">
<text:span text:style-name="CommentTok">// Instantiates a Burger object named OldBeefy with the values "Old Beefy", 1.99, true, and "beef".</text:span>
</text:p>
          <text:p text:style-name="Preformatted_20_Text">
<text:span text:style-name="NormalTok">Burger OldBeef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Burger</text:span><text:span text:style-name="OperatorTok">(</text:span><text:span text:style-name="StringTok">"Old Beefy"</text:span><text:span text:style-name="OperatorTok">,</text:span><text:span text:style-name="NormalTok"><text:s text:c="1"/></text:span><text:span text:style-name="FloatTok">1.99m</text:span><text:span text:style-name="OperatorTok">,</text:span><text:span text:style-name="NormalTok"><text:s text:c="1"/></text:span><text:span text:style-name="KeywordTok">true</text:span><text:span text:style-name="OperatorTok">,</text:span><text:span text:style-name="NormalTok"><text:s text:c="1"/></text:span><text:span text:style-name="StringTok">"beef"</text:span><text:span text:style-name="OperatorTok">);</text:span>
</text:p>
          <text:p text:style-name="Preformatted_20_Text">
</text:p>
          <text:p text:style-name="Preformatted_20_Text">
<text:span text:style-name="CommentTok">// Changes the price of OldBeefy to 2.29.</text:span>
</text:p>
          <text:p text:style-name="Preformatted_20_Text">
<text:span text:style-name="NormalTok">OldBeefy</text:span><text:span text:style-name="OperatorTok">.</text:span><text:span text:style-name="FunctionTok">SetPrice</text:span><text:span text:style-name="OperatorTok">(</text:span><text:span text:style-name="FloatTok">2.29m</text:span><text:span text:style-name="OperatorTok">);</text:span>
</text:p>
          <text:p text:style-name="Preformatted_20_Text">
</text:p>
          <text:p text:style-name="Preformatted_20_Text">
<text:span text:style-name="CommentTok">// Displays the name (and only the name) of OldBeefy.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OldBeefy</text:span><text:span text:style-name="OperatorTok">.</text:span><text:span text:style-name="FunctionTok">GetName</text:span><text:span text:style-name="OperatorTok">());</text:span>
</text:p>
          <text:p text:style-name="Preformatted_20_Text">
</text:p>
          <text:p text:style-name="Preformatted_20_Text">
<text:span text:style-name="CommentTok">// Store the value returned by calling the ToString method with OldBeefy in a variable.</text:span>
</text:p>
          <text:p text:style-name="Preformatted_20_Text">
<text:span text:style-name="DataTypeTok">string</text:span><text:span text:style-name="NormalTok"><text:s text:c="1"/>holder </text:span><text:span text:style-name="OperatorTok">=</text:span><text:span text:style-name="NormalTok"><text:s text:c="1"/>OldBeefy</text:span><text:span text:style-name="OperatorTok">.</text:span><text:span text:style-name="FunctionTok">ToString</text:span><text:span text:style-name="OperatorTok">();</text:span>
</text:p>
        </text:list-item>
      </text:list>
      <text:h text:style-name="Heading_20_1" text:outline-level="1"><text:bookmark-start text:name="problem-3"/>Problem 3<text:bookmark-end text:name="problem-3"/></text:h>
      <text:p text:style-name="First_20_paragraph">Complete the table based on the cod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x</text:p>
            </table:table-cell>
            <table:table-cell table:style-name="TableHeaderRowCell" office:value-type="string">
              <text:p text:style-name="Table_20_Heading">y</text:p>
            </table:table-cell>
            <table:table-cell table:style-name="TableHeaderRowCell" office:value-type="string">
              <text:p text:style-name="Table_20_Heading">z</text:p>
            </table:table-cell>
            <table:table-cell table:style-name="TableHeaderRowCell" office:value-type="string">
              <text:p text:style-name="Table_20_Heading">Displays</text:p>
            </table:table-cell>
          </table:table-row>
        </table:table-header-rows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e’</text:p>
          </table:table-cell>
          <table:table-cell table:style-name="TableRowCell" office:value-type="string">
            <text:p text:style-name="Table_20_Contents">18.2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-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4.6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-33.7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5</text:p>
          </table:table-cell>
        </table:table-row>
      </table:table>
      <text:p text:style-name="Preformatted_20_Text">
<text:span text:style-name="DataTypeTok">int</text:span><text:span text:style-name="NormalTok"><text:s text:c="1"/>x</text:span><text:span text:style-name="OperatorTok">;</text:span>
</text:p>
      <text:p text:style-name="Preformatted_20_Text">
<text:span text:style-name="DataTypeTok">char</text:span><text:span text:style-name="NormalTok"><text:s text:c="1"/>y</text:span><text:span text:style-name="OperatorTok">;</text:span>
</text:p>
      <text:p text:style-name="Preformatted_20_Text">
<text:span text:style-name="DataTypeTok">decimal</text:span><text:span text:style-name="NormalTok"><text:s text:c="1"/>z</text:span><text:span text:style-name="OperatorTok">;</text:span>
</text:p>
      <text:p text:style-name="Preformatted_20_Text">
</text:p>
      <text:p text:style-name="Preformatted_20_Text">
<text:span text:style-name="CommentTok">// x, y, and z are given legal values</text:span>
</text:p>
      <text:p text:style-name="Preformatted_20_Text">
</text:p>
      <text:p text:style-name="Preformatted_20_Text">
<text:span text:style-name="KeywordTok">if</text:span><text:span text:style-name="OperatorTok">(</text:span><text:span text:style-name="NormalTok">x</text:span><text:span text:style-name="OperatorTok">&lt;</text:span><text:span text:style-name="DecValTok">0</text:span><text:span text:style-name="NormalTok"><text:s text:c="1"/></text:span><text:span text:style-name="OperatorTok">&amp;&amp;</text:span><text:span text:style-name="NormalTok"><text:s text:c="1"/>y </text:span><text:span text:style-name="OperatorTok">==</text:span><text:span text:style-name="NormalTok"><text:s text:c="1"/></text:span><text:span text:style-name="CharTok">'a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1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z</text:span><text:span text:style-name="OperatorTok">%</text:span><text:span text:style-name="DecValTok">2</text:span><text:span text:style-name="OperatorTok">=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2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y</text:span><text:span text:style-name="OperatorTok">==</text:span><text:span text:style-name="CharTok">'c'</text:span><text:span text:style-name="NormalTok"><text:s text:c="1"/></text:span><text:span text:style-name="OperatorTok">||</text:span><text:span text:style-name="NormalTok"><text:s text:c="1"/>y</text:span><text:span text:style-name="OperatorTok">==</text:span><text:span text:style-name="CharTok">'d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3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x</text:span><text:span text:style-name="OperatorTok">!=</text:span><text:span text:style-name="DecValTok">0</text:span><text:span text:style-name="NormalTok"><text:s text:c="1"/></text:span><text:span text:style-name="OperatorTok">&amp;&amp;</text:span><text:span text:style-name="NormalTok"><text:s text:c="1"/>z</text:span><text:span text:style-name="OperatorTok">!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4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OperatorTok">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5"</text:span><text:span text:style-name="OperatorTok">);</text:span>
</text:p>
      <text:p text:style-name="Preformatted_20_Text">
<text:span text:style-name="OperatorTok">}</text:span>
</text:p>
      <text:p text:style-name="First_20_paragraph">Solu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x</text:p>
            </table:table-cell>
            <table:table-cell table:style-name="TableHeaderRowCell" office:value-type="string">
              <text:p text:style-name="Table_20_Heading">y</text:p>
            </table:table-cell>
            <table:table-cell table:style-name="TableHeaderRowCell" office:value-type="string">
              <text:p text:style-name="Table_20_Heading">z</text:p>
            </table:table-cell>
            <table:table-cell table:style-name="TableHeaderRowCell" office:value-type="string">
              <text:p text:style-name="Table_20_Heading">Displays</text:p>
            </table:table-cell>
          </table:table-row>
        </table:table-header-rows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e’</text:p>
          </table:table-cell>
          <table:table-cell table:style-name="TableRowCell" office:value-type="string">
            <text:p text:style-name="Table_20_Contents">18.2M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-2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4.6M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-33.7M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5</text:p>
          </table:table-cell>
        </table:table-row>
      </table:table>
      <text:p text:style-name="First_20_paragraph">Any set of inputs that produce 5 are fine for the last row. This should include 0 for x, anything other than ‘a’, ‘c’, or ‘d’ for y, and anything odd or with a decimal portion for z.</text:p>
      <text:h text:style-name="Heading_20_1" text:outline-level="1"><text:bookmark-start text:name="problem-4"/>Problem 4<text:bookmark-end text:name="problem-4"/></text:h>
      <text:p text:style-name="First_20_paragraph">Given two int arrays of equal length, write a code segment that compares the values at each index to see if they match. Return the total number of matches.</text:p>
      <text:p text:style-name="Text_20_body">Solution</text:p>
      <text:p text:style-name="Preformatted_20_Text">
<text:span text:style-name="CommentTok">//given int [] A and int [] B of some length</text:span>
</text:p>
      <text:p text:style-name="Preformatted_20_Text">
<text:span text:style-name="DataTypeTok">int</text:span><text:span text:style-name="NormalTok"><text:s text:c="1"/>matches</text:span><text:span text:style-name="OperatorTok">=</text:span><text:span text:style-name="DecValTok">0</text:span><text:span text:style-name="OperatorTok">;</text:span>
</text:p>
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A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2"/>matches</text:span><text:span text:style-name="OperatorTok">+=(</text:span><text:span text:style-name="NormalTok">A</text:span><text:span text:style-name="OperatorTok">[</text:span><text:span text:style-name="NormalTok">i</text:span><text:span text:style-name="OperatorTok">]==</text:span><text:span text:style-name="NormalTok">B</text:span><text:span text:style-name="OperatorTok">[</text:span><text:span text:style-name="NormalTok">i</text:span><text:span text:style-name="OperatorTok">])?</text:span><text:span text:style-name="DecValTok">1</text:span><text:span text:style-name="OperatorTok">:</text:span><text:span text:style-name="DecValTok">0</text:span><text:span text:style-name="OperatorTok">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atches</text:span><text:span text:style-name="OperatorTok">);</text:span>
</text:p>
      <text:p text:style-name="Preformatted_20_Text">
</text:p>
      <text:p text:style-name="Preformatted_20_Text">
<text:span text:style-name="CommentTok">//Note that while I use the conditional operator here, you can replace that with an if-else</text:span>
</text:p>
      <text:p text:style-name="Preformatted_20_Text">
</text:p>
      <text:p text:style-name="Preformatted_20_Text">
<text:span text:style-name="CommentTok">//if version:</text:span>
</text:p>
      <text:p text:style-name="Preformatted_20_Text">
<text:span text:style-name="DataTypeTok">int</text:span><text:span text:style-name="NormalTok"><text:s text:c="1"/>matches</text:span><text:span text:style-name="OperatorTok">=</text:span><text:span text:style-name="DecValTok">0</text:span><text:span text:style-name="OperatorTok">;</text:span>
</text:p>
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A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2"/></text:span><text:span text:style-name="KeywordTok">if</text:span><text:span text:style-name="NormalTok"><text:s text:c="1"/></text:span><text:span text:style-name="OperatorTok">(</text:span><text:span text:style-name="NormalTok">A</text:span><text:span text:style-name="OperatorTok">[</text:span><text:span text:style-name="NormalTok">i</text:span><text:span text:style-name="OperatorTok">]==</text:span><text:span text:style-name="NormalTok">B</text:span><text:span text:style-name="OperatorTok">[</text:span><text:span text:style-name="NormalTok">i</text:span><text:span text:style-name="OperatorTok">])</text:span>
</text:p>
      <text:p text:style-name="Preformatted_20_Text">
<text:span text:style-name="NormalTok"><text:s text:c="2"/>matches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atches</text:span><text:span text:style-name="OperatorTok">);</text:span>
</text:p>
      <text:h text:style-name="Heading_20_1" text:outline-level="1"><text:bookmark-start text:name="problem-5-deceptively-hard"/>Problem 5 (Deceptively hard)<text:bookmark-end text:name="problem-5-deceptively-hard"/></text:h>
      <text:p text:style-name="First_20_paragraph">Given two string arrays (array A and array B) of unknown (possibly different) lengths, determine if there are any values found in both A and B. If they exist, display them to the screen. At the end of the program, display the total number of common values between A and B. If there are repeating values in either or both arrays, each should only be counted once.</text:p>
      <text:p text:style-name="Text_20_body">Solution</text:p>
      <text:p text:style-name="Preformatted_20_Text">
<text:span text:style-name="DataTypeTok">string</text:span><text:span text:style-name="OperatorTok">[]</text:span><text:span text:style-name="NormalTok"><text:s text:c="1"/>C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string</text:span><text:span text:style-name="OperatorTok">[</text:span><text:span text:style-name="NormalTok">A</text:span><text:span text:style-name="OperatorTok">.</text:span><text:span text:style-name="FunctionTok">Length</text:span><text:span text:style-name="OperatorTok">];</text:span>
</text:p>
      <text:p text:style-name="Preformatted_20_Text">
<text:span text:style-name="DataTypeTok">string</text:span><text:span text:style-name="NormalTok"><text:s text:c="1"/>temp</text:span><text:span text:style-name="OperatorTok">=</text:span><text:span text:style-name="StringTok">""</text:span><text:span text:style-name="OperatorTok">;</text:span>
</text:p>
      <text:p text:style-name="Preformatted_20_Text">
<text:span text:style-name="DataTypeTok">bool</text:span><text:span text:style-name="NormalTok"><text:s text:c="1"/>inC</text:span><text:span text:style-name="OperatorTok">=</text:span><text:span text:style-name="KeywordTok">false</text:span><text:span text:style-name="OperatorTok">,</text:span><text:span text:style-name="NormalTok"><text:s text:c="1"/>inD</text:span><text:span text:style-name="OperatorTok">=</text:span><text:span text:style-name="KeywordTok">false</text:span><text:span text:style-name="OperatorTok">;</text:span>
</text:p>
      <text:p text:style-name="Preformatted_20_Text">
<text:span text:style-name="DataTypeTok">int</text:span><text:span text:style-name="NormalTok"><text:s text:c="1"/>firstBlankC</text:span><text:span text:style-name="OperatorTok">=</text:span><text:span text:style-name="DecValTok">0</text:span><text:span text:style-name="OperatorTok">,</text:span><text:span text:style-name="NormalTok"><text:s text:c="1"/>firstBlankD</text:span><text:span text:style-name="OperatorTok">=</text:span><text:span text:style-name="DecValTok">0</text:span><text:span text:style-name="OperatorTok">,</text:span><text:span text:style-name="NormalTok"><text:s text:c="1"/>total</text:span><text:span text:style-name="OperatorTok">=</text:span><text:span text:style-name="DecValTok">0</text:span><text:span text:style-name="OperatorTok">;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i</text:span><text:span text:style-name="OperatorTok">&lt;</text:span><text:span text:style-name="NormalTok">A</text:span><text:span text:style-name="OperatorTok">.</text:span><text:span text:style-name="FunctionTok">Length</text:span><text:span text:style-name="OperatorTok">;</text:span><text:span text:style-name="NormalTok">i</text:span><text:span text:style-name="OperatorTok">++){</text:span>
</text:p>
      <text:p text:style-name="Preformatted_20_Text">
<text:span text:style-name="NormalTok"><text:s text:c="2"/>inC</text:span><text:span text:style-name="OperatorTok">=</text:span><text:span text:style-name="KeywordTok">false</text:span><text:span text:style-name="OperatorTok">;</text:span>
</text:p>
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j</text:span><text:span text:style-name="OperatorTok">=</text:span><text:span text:style-name="DecValTok">0</text:span><text:span text:style-name="OperatorTok">;</text:span><text:span text:style-name="NormalTok">j</text:span><text:span text:style-name="OperatorTok">&lt;</text:span><text:span text:style-name="NormalTok">C</text:span><text:span text:style-name="OperatorTok">.</text:span><text:span text:style-name="FunctionTok">Length</text:span><text:span text:style-name="OperatorTok">;</text:span><text:span text:style-name="NormalTok">j</text:span><text:span text:style-name="OperatorTok">++){</text:span>
</text:p>
      <text:p text:style-name="Preformatted_20_Text">
<text:span text:style-name="NormalTok"><text:s text:c="4"/></text:span><text:span text:style-name="KeywordTok">if</text:span><text:span text:style-name="OperatorTok">(</text:span><text:span text:style-name="NormalTok">A</text:span><text:span text:style-name="OperatorTok">[</text:span><text:span text:style-name="NormalTok">i</text:span><text:span text:style-name="OperatorTok">]==</text:span><text:span text:style-name="NormalTok">C</text:span><text:span text:style-name="OperatorTok">[</text:span><text:span text:style-name="NormalTok">j</text:span><text:span text:style-name="OperatorTok">]){</text:span>
</text:p>
      <text:p text:style-name="Preformatted_20_Text">
<text:span text:style-name="NormalTok"><text:s text:c="6"/>inC</text:span><text:span text:style-name="OperatorTok">=</text:span><text:span text:style-name="KeywordTok">true</text:span><text:span text:style-name="OperatorTok">;</text:span>
</text:p>
      <text:p text:style-name="Preformatted_20_Text">
<text:span text:style-name="NormalTok"><text:s text:c="6"/></text:span><text:span text:style-name="KeywordTok">break</text:span><text:span text:style-name="OperatorTok">;</text:span><text:span text:style-name="CommentTok">//ends the inner for loop early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KeywordTok">if</text:span><text:span text:style-name="OperatorTok">(!</text:span><text:span text:style-name="NormalTok">inC</text:span><text:span text:style-name="OperatorTok">){</text:span><text:span text:style-name="CommentTok">//same depth as the inner for loop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6"/>C</text:span><text:span text:style-name="OperatorTok">[</text:span><text:span text:style-name="NormalTok">firstBlankC</text:span><text:span text:style-name="OperatorTok">]=</text:span><text:span text:style-name="NormalTok">A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6"/>firstBlankC</text:span><text:span text:style-name="OperatorTok">++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<text:span text:style-name="CommentTok">//close outer for</text:span>
</text:p>
      <text:p text:style-name="Preformatted_20_Text">
</text:p>
      <text:p text:style-name="Preformatted_20_Text">
<text:span text:style-name="CommentTok">//Repeat that code, but replace A with B and C with D. That gets rid</text:span>
</text:p>
      <text:p text:style-name="Preformatted_20_Text">
<text:span text:style-name="NormalTok">of the duplicates</text:span><text:span text:style-name="OperatorTok">.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i</text:span><text:span text:style-name="OperatorTok">&lt;</text:span><text:span text:style-name="NormalTok">firstBlankC</text:span><text:span text:style-name="OperatorTok">;</text:span><text:span text:style-name="NormalTok">i</text:span><text:span text:style-name="OperatorTok">++){</text:span>
</text:p>
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j</text:span><text:span text:style-name="OperatorTok">=</text:span><text:span text:style-name="DecValTok">0</text:span><text:span text:style-name="OperatorTok">;</text:span><text:span text:style-name="NormalTok">j</text:span><text:span text:style-name="OperatorTok">&lt;</text:span><text:span text:style-name="NormalTok">firstBlankD</text:span><text:span text:style-name="OperatorTok">;</text:span><text:span text:style-name="NormalTok">j</text:span><text:span text:style-name="OperatorTok">++){</text:span>
</text:p>
      <text:p text:style-name="Preformatted_20_Text">
<text:span text:style-name="NormalTok"><text:s text:c="4"/></text:span><text:span text:style-name="KeywordTok">if</text:span><text:span text:style-name="OperatorTok">(</text:span><text:span text:style-name="NormalTok">C</text:span><text:span text:style-name="OperatorTok">[</text:span><text:span text:style-name="NormalTok">i</text:span><text:span text:style-name="OperatorTok">]==</text:span><text:span text:style-name="NormalTok">D</text:span><text:span text:style-name="OperatorTok">[</text:span><text:span text:style-name="NormalTok">j</text:span><text:span text:style-name="OperatorTok">]){</text:span>
</text:p>
      <text:p text:style-name="Preformatted_20_Text">
<text:span text:style-name="NormalTok"><text:s text:c="6"/>Console</text:span><text:span text:style-name="OperatorTok">.</text:span><text:span text:style-name="FunctionTok">WriteLine</text:span><text:span text:style-name="OperatorTok">(</text:span><text:span text:style-name="NormalTok">C</text:span><text:span text:style-name="OperatorTok">[</text:span><text:span text:style-name="NormalTok">i</text:span><text:span text:style-name="OperatorTok">]);</text:span>
</text:p>
      <text:p text:style-name="Preformatted_20_Text">
<text:span text:style-name="NormalTok"><text:s text:c="6"/>total</text:span><text:span text:style-name="OperatorTok">++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Total values in common: {total}."</text:span><text:span text:style-name="OperatorTok">);</text:span>
</text:p>
      <text:p text:style-name="First_20_paragraph">(Bonus): How could Lists be used to make this problem easier?</text:p>
      <text:p text:style-name="Text_20_body">Solution</text:p>
      <text:p text:style-name="Preformatted_20_Text">
<text:span text:style-name="CommentTok">//Assuming A and B are lists instead of arrays; you can also just make</text:span>
</text:p>
      <text:p text:style-name="Preformatted_20_Text">
<text:span text:style-name="KeywordTok">new</text:span><text:span text:style-name="NormalTok"><text:s text:c="1"/>Lists from the arrays</text:span>
</text:p>
      <text:p text:style-name="Preformatted_20_Text">
<text:span text:style-name="CommentTok">//with the .AddRange() method of the List class</text:span>
</text:p>
      <text:p text:style-name="Preformatted_20_Text">
</text:p>
      <text:p text:style-name="Preformatted_20_Text">
<text:span text:style-name="DataTypeTok">int</text:span><text:span text:style-name="NormalTok"><text:s text:c="1"/>total</text:span><text:span text:style-name="OperatorTok">=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A</text:span><text:span text:style-name="OperatorTok">.</text:span><text:span text:style-name="FunctionTok">Count</text:span><text:span text:style-name="OperatorTok">&gt;</text:span><text:span text:style-name="DecValTok">0</text:span><text:span text:style-name="OperatorTok">){</text:span>
</text:p>
      <text:p text:style-name="Preformatted_20_Text">
<text:span text:style-name="KeywordTok">if</text:span><text:span text:style-name="OperatorTok">(</text:span><text:span text:style-name="NormalTok">B</text:span><text:span text:style-name="OperatorTok">.</text:span><text:span text:style-name="FunctionTok">Contains</text:span><text:span text:style-name="OperatorTok">(</text:span><text:span text:style-name="NormalTok">A</text:span><text:span text:style-name="OperatorTok">[</text:span><text:span text:style-name="DecValTok">0</text:span><text:span text:style-name="OperatorTok">])){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A</text:span><text:span text:style-name="OperatorTok">[</text:span><text:span text:style-name="DecValTok">0</text:span><text:span text:style-name="OperatorTok">]);</text:span>
</text:p>
      <text:p text:style-name="Preformatted_20_Text">
<text:span text:style-name="NormalTok">total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NormalTok">B</text:span><text:span text:style-name="OperatorTok">.</text:span><text:span text:style-name="FunctionTok">RemoveAll</text:span><text:span text:style-name="OperatorTok">(</text:span><text:span text:style-name="NormalTok">item </text:span><text:span text:style-name="OperatorTok">=&gt;</text:span><text:span text:style-name="NormalTok"><text:s text:c="1"/>item</text:span><text:span text:style-name="OperatorTok">==</text:span><text:span text:style-name="NormalTok">A</text:span><text:span text:style-name="OperatorTok">[</text:span><text:span text:style-name="DecValTok">0</text:span><text:span text:style-name="OperatorTok">]);</text:span>
</text:p>
      <text:p text:style-name="Preformatted_20_Text">
<text:span text:style-name="NormalTok">A</text:span><text:span text:style-name="OperatorTok">.</text:span><text:span text:style-name="FunctionTok">RemoveAll</text:span><text:span text:style-name="OperatorTok">(</text:span><text:span text:style-name="NormalTok">item </text:span><text:span text:style-name="OperatorTok">=&gt;</text:span><text:span text:style-name="NormalTok"><text:s text:c="1"/>item</text:span><text:span text:style-name="OperatorTok">==</text:span><text:span text:style-name="NormalTok">A</text:span><text:span text:style-name="OperatorTok">[</text:span><text:span text:style-name="DecValTok">0</text:span><text:span text:style-name="OperatorTok">])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The total number of matches is {total}"</text:span><text:span text:style-name="OperatorTok">);</text:span>
</text:p>
      <text:h text:style-name="Heading_20_1" text:outline-level="1"><text:bookmark-start text:name="problem-6"/>Problem 6<text:bookmark-end text:name="problem-6"/></text:h>
      <text:p text:style-name="First_20_paragraph">Write a program that declares an int variable called “pin” and asks the user for their pin. As long as the user enters something that is not a number, is negative, or greater than 9999, your program should ask again.</text:p>
      <text:p text:style-name="Text_20_body">(Bonus): Your code should make sure that the pin has exactly 4 digits, including leading zeros.</text:p>
      <text:p text:style-name="Text_20_body">Solution</text:p>
      <text:p text:style-name="Preformatted_20_Text">
<text:span text:style-name="DataTypeTok">string</text:span><text:span text:style-name="NormalTok"><text:s text:c="1"/>userInput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DataTypeTok">int</text:span><text:span text:style-name="NormalTok"><text:s text:c="1"/>pin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numDigits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bool</text:span><text:span text:style-name="NormalTok"><text:s text:c="1"/>valid </text:span><text:span text:style-name="OperatorTok">=</text:span><text:span text:style-name="NormalTok"><text:s text:c="1"/></text:span><text:span text:style-name="KeywordTok">false</text:span><text:span text:style-name="OperatorTok">;</text:span>
</text:p>
      <text:p text:style-name="Preformatted_20_Text">
<text:span text:style-name="KeywordTok">do</text:span><text:span text:style-name="NormalTok"><text:s text:c="1"/></text:span><text:span text:style-name="OperatorTok">{</text:span>
</text:p>
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StringTok">"Please enter your 4-digit pin."</text:span><text:span text:style-name="OperatorTok">);</text:span>
</text:p>
      <text:p text:style-name="Preformatted_20_Text">
<text:span text:style-name="NormalTok"><text:s text:c="2"/>userInput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<text:p text:style-name="Preformatted_20_Text">
<text:span text:style-name="NormalTok"><text:s text:c="2"/>valid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TryParse</text:span><text:span text:style-name="OperatorTok">(</text:span><text:span text:style-name="NormalTok">userInput</text:span><text:span text:style-name="OperatorTok">,</text:span><text:span text:style-name="NormalTok"><text:s text:c="1"/>pin</text:span><text:span text:style-name="OperatorTok">);</text:span>
</text:p>
      <text:p text:style-name="Preformatted_20_Text">
<text:span text:style-name="NormalTok"><text:s text:c="2"/></text:span><text:span text:style-name="KeywordTok">if</text:span><text:span text:style-name="NormalTok"><text:s text:c="1"/></text:span><text:span text:style-name="OperatorTok">(</text:span><text:span text:style-name="NormalTok">vali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valid </text:span><text:span text:style-name="OperatorTok">=</text:span><text:span text:style-name="NormalTok"><text:s text:c="1"/></text:span><text:span text:style-name="OperatorTok">(</text:span><text:span text:style-name="NormalTok">userInput</text:span><text:span text:style-name="OperatorTok">.</text:span><text:span text:style-name="FunctionTok">Length</text:span><text:span text:style-name="NormalTok"><text:s text:c="1"/></text:span><text:span text:style-name="OperatorTok">==</text:span><text:span text:style-name="NormalTok"><text:s text:c="1"/></text:span><text:span text:style-name="DecValTok">4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<text:span text:style-name="NormalTok"><text:s text:c="1"/></text:span><text:span text:style-name="KeywordTok">while</text:span><text:span text:style-name="NormalTok"><text:s text:c="1"/></text:span><text:span text:style-name="OperatorTok">(!</text:span><text:span text:style-name="NormalTok">valid </text:span><text:span text:style-name="OperatorTok">||</text:span><text:span text:style-name="NormalTok"><text:s text:c="1"/>pin </text:span><text:span text:style-name="OperatorTok">&lt;</text:span><text:span text:style-name="NormalTok"><text:s text:c="1"/></text:span><text:span text:style-name="DecValTok">0</text:span><text:span text:style-name="NormalTok"><text:s text:c="1"/></text:span><text:span text:style-name="OperatorTok">||</text:span><text:span text:style-name="NormalTok"><text:s text:c="1"/>pin </text:span><text:span text:style-name="OperatorTok">&gt;</text:span><text:span text:style-name="NormalTok"><text:s text:c="1"/></text:span><text:span text:style-name="DecValTok">9999</text:span><text:span text:style-name="OperatorTok">)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Pin successfully set!"</text:span><text:span text:style-name="OperatorTok">);</text:span>
</text:p>
      <text:h text:style-name="Heading_20_1" text:outline-level="1"><text:bookmark-start text:name="problem-7"/>Problem 7<text:bookmark-end text:name="problem-7"/></text:h>
      <text:list text:style-name="L5">
        <text:list-item>
          <text:p text:style-name="P16">Write a statement that would create an int array of size 100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100</text:span><text:span text:style-name="OperatorTok">];</text:span>
</text:p>
        </text:list-item>
        <text:list-item>
          <text:p text:style-name="P16">Write a series of statements that would ask the user to enter a value for each cell in the array (no need to perform user-input validation, but you may if you like).</text:p>
          <text:p text:style-name="P16">Solution</text:p>
    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Enter value {i}."</text:span><text:span text:style-name="OperatorTok">);</text:span>
</text:p>
          <text:p text:style-name="Preformatted_20_Text">
<text:span text:style-name="NormalTok"><text:s text:c="4"/>myArray</text:span><text:span text:style-name="OperatorTok">[</text:span><text:span text:style-name="NormalTok">i</text:span><text:span text:style-name="OperatorTok">]=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16">Write a series of statements that would ask the user to enter a value, displaying “In your array” if the value is in your array.</text:p>
          <text:p text:style-name="P16">Solution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StringTok">"Enter a value to check against your array."</text:span><text:span text:style-name="OperatorTok">);</text:span>
</text:p>
          <text:p text:style-name="Preformatted_20_Text">
<text:span text:style-name="NormalTok"><text:s text:c="2"/></text:span><text:span text:style-name="DataTypeTok">int</text:span><text:span text:style-name="NormalTok"><text:s text:c="1"/>userValue</text:span><text:span text:style-name="OperatorTok">=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NormalTok"><text:s text:c="2"/></text:span><text:span text:style-name="DataTypeTok">bool</text:span><text:span text:style-name="NormalTok"><text:s text:c="1"/>inArray</text:span><text:span text:style-name="OperatorTok">=</text:span><text:span text:style-name="KeywordTok">false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i</text:span><text:span text:style-name="OperatorTok">++){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myArray</text:span><text:span text:style-name="OperatorTok">[</text:span><text:span text:style-name="NormalTok">i</text:span><text:span text:style-name="OperatorTok">]==</text:span><text:span text:style-name="NormalTok">userValue</text:span><text:span text:style-name="OperatorTok">){</text:span>
</text:p>
          <text:p text:style-name="Preformatted_20_Text">
<text:span text:style-name="NormalTok"><text:s text:c="6"/>inArray</text:span><text:span text:style-name="OperatorTok">=</text:span><text:span text:style-name="KeywordTok">true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</text:span><text:span text:style-name="KeywordTok">if</text:span><text:span text:style-name="OperatorTok">(</text:span><text:span text:style-name="NormalTok">inArray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In your array"</text:span><text:span text:style-name="OperatorTok">);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16">Write a series of statements that would display the sum of values in the array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sum</text:span><text:span text:style-name="OperatorTok">=</text:span><text:span text:style-name="DecValTok">0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i</text:span><text:span text:style-name="OperatorTok">++){</text:span>
</text:p>
          <text:p text:style-name="Preformatted_20_Text">
<text:span text:style-name="NormalTok"><text:s text:c="2"/>sum</text:span><text:span text:style-name="OperatorTok">+=</text:span><text:span text:style-name="NormalTok">myArray</text:span><text:span text:style-name="OperatorTok">[</text:span><text:span text:style-name="NormalTok">i</text:span><text:span text:style-name="OperatorTok">];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Sum of array values is {sum}"</text:span><text:span text:style-name="OperatorTok">);</text:span>
</text:p>
        </text:list-item>
        <text:list-item>
          <text:p text:style-name="P16">Write a series of statements that would display the product of all the non-zero values in the array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product</text:span><text:span text:style-name="OperatorTok">=</text:span><text:span text:style-name="DecValTok">1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{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myArray</text:span><text:span text:style-name="OperatorTok">[</text:span><text:span text:style-name="NormalTok">i</text:span><text:span text:style-name="OperatorTok">]!=</text:span><text:span text:style-name="DecValTok">0</text:span><text:span text:style-name="OperatorTok">)</text:span>
</text:p>
          <text:p text:style-name="Preformatted_20_Text">
<text:span text:style-name="NormalTok"><text:s text:c="4"/></text:span><text:span text:style-name="OperatorTok">{</text:span>
</text:p>
          <text:p text:style-name="Preformatted_20_Text">
<text:span text:style-name="NormalTok"><text:s text:c="6"/>product</text:span><text:span text:style-name="OperatorTok">=</text:span><text:span text:style-name="NormalTok">myArray</text:span><text:span text:style-name="OperatorTok">[</text:span><text:span text:style-name="NormalTok">i</text:span><text:span text:style-name="OperatorTok">]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Product of non-zero values is {product}"</text:span><text:span text:style-name="OperatorTok">);</text:span>
</text:p>
        </text:list-item>
        <text:list-item>
          <text:p text:style-name="P16">Write a series of statements that would display the smallest index of the greatest value in the array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greatest</text:span><text:span text:style-name="OperatorTok">=</text:span><text:span text:style-name="DecValTok">0</text:span><text:span text:style-name="OperatorTok">;</text:span>
</text:p>
          <text:p text:style-name="Preformatted_20_Text">
<text:span text:style-name="NormalTok"><text:s text:c="2"/>gIndex</text:span><text:span text:style-name="OperatorTok">=</text:span><text:span text:style-name="DecValTok">0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i</text:span><text:span text:style-name="OperatorTok">++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myArray</text:span><text:span text:style-name="OperatorTok">[</text:span><text:span text:style-name="NormalTok">i</text:span><text:span text:style-name="OperatorTok">]&gt;</text:span><text:span text:style-name="NormalTok">greatest</text:span><text:span text:style-name="OperatorTok">){</text:span>
</text:p>
          <text:p text:style-name="Preformatted_20_Text">
<text:span text:style-name="NormalTok"><text:s text:c="6"/>greatest</text:span><text:span text:style-name="OperatorTok">=</text:span><text:span text:style-name="NormalTok">myArray</text:span><text:span text:style-name="OperatorTok">[</text:span><text:span text:style-name="NormalTok">i</text:span><text:span text:style-name="OperatorTok">];</text:span>
</text:p>
          <text:p text:style-name="Preformatted_20_Text">
<text:span text:style-name="NormalTok"><text:s text:c="6"/>gIndex</text:span><text:span text:style-name="OperatorTok">=</text:span><text:span text:style-name="NormalTok">i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The smallest index of the greatest value is <text:s text:c="1"/>{gIndex}"</text:span><text:span text:style-name="OperatorTok">);</text:span>
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Practice Final (with solutions)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44Z</meta:creation-date>
    <dc:date>2024-03-27T23:13:44Z</dc:date>
    <meta:user-defined meta:name="date" meta:value-type="string">March  27, 2024 (07:1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